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Footer">
      <style:paragraph-properties fo:text-align="end" style:justify-single-word="false"/>
      <style:text-properties fo:color="#b3b3b3" style:font-name="Arial" fo:font-size="7pt" fo:font-weight="bold" style:font-size-asian="7pt" style:font-weight-asian="bold" style:font-size-complex="7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0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11" style:family="paragraph">
      <style:text-properties style:font-name="Arial" fo:font-size="6pt" style:font-size-asian="6pt" style:font-size-complex="6pt"/>
    </style:style>
    <style:style style:name="P12" style:family="paragraph">
      <style:paragraph-properties fo:text-align="center"/>
      <style:text-properties style:text-line-through-style="none" style:text-line-through-typ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0" draw:style-name="gr1"><draw:rect draw:style-name="gr2" draw:text-style-name="P4" svg:width="4.478cm" svg:height="1.235cm" svg:x="0.25cm" svg:y="1.122cm"><text:p/></draw:rect><draw:rect draw:style-name="gr2" draw:text-style-name="P4" svg:width="1.989cm" svg:height="1.241cm" svg:x="4.762cm" svg:y="1.122cm"><text:p/></draw:rect><draw:rect draw:style-name="gr2" draw:text-style-name="P4" svg:width="12.593cm" svg:height="1.23cm" svg:x="6.787cm" svg:y="1.124cm"><text:p/></draw:rect><draw:custom-shape draw:style-name="gr3" draw:text-style-name="P5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7" svg:width="3.123cm" svg:height="0.385cm" svg:x="16.257cm" svg:y="0.688cm"><draw:text-box><text:p text:style-name="P6"><text:span text:style-name="T3">RECIBO DO SACADO</text:span></text:p></draw:text-box></draw:frame><draw:control draw:style-name="gr5" draw:text-style-name="P8" svg:width="8.699cm" svg:height="0.396cm" svg:x="0.411cm" svg:y="2.662cm" draw:control="control1"/><draw:control draw:style-name="gr5" draw:text-style-name="P9" svg:width="3.527cm" svg:height="0.396cm" svg:x="9.327cm" svg:y="2.662cm" draw:control="control2"/><draw:control draw:style-name="gr5" draw:text-style-name="P9" svg:width="0.929cm" svg:height="0.396cm" svg:x="13.119cm" svg:y="2.662cm" draw:control="control3"/><draw:control draw:style-name="gr5" draw:text-style-name="P10" svg:width="4.123cm" svg:height="0.953cm" svg:x="0.455cm" svg:y="1.277cm" draw:control="control4"/><draw:control draw:style-name="gr5" draw:text-style-name="P9" svg:width="1.274cm" svg:height="0.396cm" svg:x="14.269cm" svg:y="2.662cm" draw:control="control5"/><draw:control draw:style-name="gr5" draw:text-style-name="P9" svg:width="3.555cm" svg:height="0.401cm" svg:x="15.742cm" svg:y="2.662cm" draw:control="control6"/><draw:control draw:name="txtNumeroDocumento" draw:style-name="gr5" draw:text-style-name="P8" svg:width="5.696cm" svg:height="0.396cm" svg:x="0.411cm" svg:y="3.411cm" draw:control="control7"/><draw:control draw:name="txtNumeroDocumento" draw:style-name="gr5" draw:text-style-name="P8" svg:width="3.682cm" svg:height="0.396cm" svg:x="6.341cm" svg:y="3.411cm" draw:control="control8"/><draw:control draw:name="txtNumeroDocumento" draw:style-name="gr5" draw:text-style-name="P8" svg:width="3.793cm" svg:height="0.396cm" svg:x="10.258cm" svg:y="3.411cm" draw:control="control9"/><draw:control draw:name="txtNumeroDocumento" draw:style-name="gr5" draw:text-style-name="P8" svg:width="5.024cm" svg:height="0.396cm" svg:x="14.268cm" svg:y="3.411cm" draw:control="control10"/><draw:control draw:name="txtNumeroDocumento" draw:style-name="gr5" draw:text-style-name="P8" svg:width="3.795cm" svg:height="0.396cm" svg:x="0.411cm" svg:y="4.161cm" draw:control="control11"/><draw:control draw:name="txtNumeroDocumento" draw:style-name="gr5" draw:text-style-name="P8" svg:width="3.086cm" svg:height="0.396cm" svg:x="4.42cm" svg:y="4.161cm" draw:control="control12"/><draw:control draw:name="txtNumeroDocumento" draw:style-name="gr5" draw:text-style-name="P8" svg:width="3.049cm" svg:height="0.396cm" svg:x="7.701cm" svg:y="4.161cm" draw:control="control13"/><draw:control draw:name="txtNumeroDocumento" draw:style-name="gr5" draw:text-style-name="P8" svg:width="3.049cm" svg:height="0.396cm" svg:x="10.966cm" svg:y="4.161cm" draw:control="control14"/><draw:control draw:name="txtNumeroDocumento" draw:style-name="gr5" draw:text-style-name="P8" svg:width="5.061cm" svg:height="0.396cm" svg:x="14.231cm" svg:y="4.161cm" draw:control="control15"/><draw:control draw:name="txtNumeroDocumento" draw:style-name="gr5" draw:text-style-name="P8" svg:width="14.537cm" svg:height="0.396cm" svg:x="0.411cm" svg:y="5.66cm" draw:control="control16"/><draw:line draw:style-name="gr6" draw:text-style-name="P4" svg:x1="0.252cm" svg:y1="6.643cm" svg:x2="19.379cm" svg:y2="6.643cm"><text:p/></draw:line><draw:custom-shape draw:style-name="gr3" draw:text-style-name="P5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1" svg:width="2.015cm" svg:height="0.248cm" svg:x="17.383cm" svg:y="6.377cm"><draw:text-box><text:p><text:span text:style-name="T4">Corte na linha abaixo</text:span></text:p></draw:text-box></draw:frame><draw:custom-shape draw:style-name="gr3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7" svg:width="3.915cm" svg:height="0.327cm" svg:x="15.465cm" svg:y="18.539cm"><draw:text-box><text:p text:style-name="P6"><text:span text:style-name="T3">FICHA DE COMPENSAÇÃO</text:span></text:p></draw:text-box></draw:frame><draw:frame draw:style-name="gr9" draw:text-style-name="P11" svg:width="2.357cm" svg:height="0.332cm" svg:x="12.486cm" svg:y="18.567cm"><draw:text-box><text:p><text:span text:style-name="T4">Autenticação Mecânica</text:span></text:p></draw:text-box></draw:frame><draw:control draw:style-name="gr5" draw:text-style-name="P12" svg:width="1.851cm" svg:height="0.952cm" svg:x="4.834cm" svg:y="1.274cm" draw:control="control17"/><draw:control draw:style-name="gr5" draw:text-style-name="P13" svg:width="12.286cm" svg:height="0.953cm" svg:x="6.939cm" svg:y="1.277cm" draw:control="control18"/><draw:rect draw:style-name="gr2" draw:text-style-name="P4" svg:width="4.478cm" svg:height="1.235cm" svg:x="0.25cm" svg:y="7.091cm"><text:p/></draw:rect><draw:rect draw:style-name="gr2" draw:text-style-name="P4" svg:width="1.989cm" svg:height="1.241cm" svg:x="4.762cm" svg:y="7.091cm"><text:p/></draw:rect><draw:rect draw:style-name="gr2" draw:text-style-name="P4" svg:width="12.593cm" svg:height="1.23cm" svg:x="6.787cm" svg:y="7.093cm"><text:p/></draw:rect><draw:control draw:style-name="gr5" draw:text-style-name="P10" svg:width="4.123cm" svg:height="0.953cm" svg:x="0.455cm" svg:y="7.246cm" draw:control="control19"/><draw:control draw:style-name="gr5" draw:text-style-name="P12" svg:width="1.851cm" svg:height="0.952cm" svg:x="4.834cm" svg:y="7.248cm" draw:control="control20"/><draw:control draw:style-name="gr5" draw:text-style-name="P13" svg:width="12.286cm" svg:height="0.953cm" svg:x="6.939cm" svg:y="7.246cm" draw:control="control21"/><draw:control draw:style-name="gr5" draw:text-style-name="P8" svg:width="14.311cm" svg:height="0.396cm" svg:x="0.411cm" svg:y="8.64cm" draw:control="control22"/><draw:control draw:style-name="gr5" draw:text-style-name="P8" svg:width="14.311cm" svg:height="0.396cm" svg:x="0.411cm" svg:y="9.382cm" draw:control="control23"/><draw:control draw:style-name="gr5" draw:text-style-name="P8" svg:width="4.313cm" svg:height="0.396cm" svg:x="14.94cm" svg:y="8.64cm" draw:control="control24"/><draw:control draw:style-name="gr5" draw:text-style-name="P8" svg:width="4.313cm" svg:height="0.396cm" svg:x="14.94cm" svg:y="9.382cm" draw:control="control25"/><draw:control draw:style-name="gr5" draw:text-style-name="P8" svg:width="4.315cm" svg:height="0.396cm" svg:x="14.957cm" svg:y="10.885cm" draw:control="control26"/><draw:control draw:style-name="gr5" draw:text-style-name="P8" svg:width="4.315cm" svg:height="0.396cm" svg:x="14.957cm" svg:y="10.107cm" draw:control="control27"/><draw:control draw:style-name="gr5" draw:text-style-name="P8" svg:width="4.315cm" svg:height="0.396cm" svg:x="14.957cm" svg:y="11.631cm" draw:control="control28"/><draw:control draw:style-name="gr5" draw:text-style-name="P8" svg:width="4.315cm" svg:height="0.396cm" svg:x="14.957cm" svg:y="12.381cm" draw:control="control29"/><draw:control draw:style-name="gr5" draw:text-style-name="P8" svg:width="4.315cm" svg:height="0.396cm" svg:x="14.957cm" svg:y="13.13cm" draw:control="control30"/><draw:control draw:style-name="gr5" draw:text-style-name="P8" svg:width="4.315cm" svg:height="0.396cm" svg:x="14.957cm" svg:y="13.88cm" draw:control="control31"/><draw:control draw:style-name="gr5" draw:text-style-name="P8" svg:width="2.271cm" svg:height="0.396cm" svg:x="0.411cm" svg:y="10.107cm" draw:control="control32"/><draw:control draw:style-name="gr5" draw:text-style-name="P8" svg:width="2.73cm" svg:height="0.396cm" svg:x="2.91cm" svg:y="10.107cm" draw:control="control33"/><draw:control draw:style-name="gr5" draw:text-style-name="P8" svg:width="2.786cm" svg:height="0.396cm" svg:x="5.856cm" svg:y="10.107cm" draw:control="control34"/><draw:control draw:style-name="gr5" draw:text-style-name="P8" svg:width="1.853cm" svg:height="0.396cm" svg:x="8.877cm" svg:y="10.107cm" draw:control="control35"/><draw:control draw:style-name="gr5" draw:text-style-name="P8" svg:width="3.774cm" svg:height="0.396cm" svg:x="10.966cm" svg:y="10.107cm" draw:control="control36"/><draw:control draw:style-name="gr5" draw:text-style-name="P8" svg:width="2.271cm" svg:height="0.396cm" svg:x="0.411cm" svg:y="10.885cm" draw:control="control37"/><draw:control draw:style-name="gr5" draw:text-style-name="P8" svg:width="1.692cm" svg:height="0.401cm" svg:x="2.905cm" svg:y="10.885cm" draw:control="control38"/><draw:control draw:style-name="gr5" draw:text-style-name="P8" svg:width="2.304cm" svg:height="0.401cm" svg:x="4.847cm" svg:y="10.885cm" draw:control="control39"/><draw:control draw:style-name="gr5" draw:text-style-name="P8" svg:width="3.301cm" svg:height="0.401cm" svg:x="7.434cm" svg:y="10.885cm" draw:control="control40"/><draw:control draw:style-name="gr5" draw:text-style-name="P8" svg:width="3.793cm" svg:height="0.401cm" svg:x="10.966cm" svg:y="10.885cm" draw:control="control41"/><draw:control draw:style-name="gr5" draw:text-style-name="P8" svg:width="4.315cm" svg:height="0.396cm" svg:x="14.957cm" svg:y="14.647cm" draw:control="control42"/><draw:control draw:style-name="gr5" draw:text-style-name="P14" svg:width="18.864cm" svg:height="0.401cm" svg:x="0.411cm" svg:y="15.394cm" draw:control="control43"/><draw:control draw:style-name="gr5" draw:text-style-name="P8" svg:width="18.864cm" svg:height="0.401cm" svg:x="0.411cm" svg:y="17.008cm" draw:control="control44"/><draw:control draw:style-name="gr5" draw:text-style-name="P10" svg:width="10.891cm" svg:height="1.301cm" svg:x="0.252cm" svg:y="18.565cm" draw:control="control45"/><draw:custom-shape draw:style-name="gr3" draw:text-style-name="P5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8" svg:width="18.834cm" svg:height="0.396cm" svg:x="0.411cm" svg:y="4.911cm" draw:control="control46"/><draw:control draw:name="txtNumeroDocumento" draw:style-name="gr5" draw:text-style-name="P8" svg:width="14.292cm" svg:height="0.396cm" svg:x="0.409cm" svg:y="11.661cm" draw:control="control47"/><draw:control draw:name="txtNumeroDocumento" draw:style-name="gr5" draw:text-style-name="P8" svg:width="14.292cm" svg:height="0.396cm" svg:x="0.409cm" svg:y="12.079cm" draw:control="control48"/><draw:control draw:name="txtNumeroDocumento" draw:style-name="gr5" draw:text-style-name="P8" svg:width="14.292cm" svg:height="0.396cm" svg:x="0.409cm" svg:y="12.497cm" draw:control="control49"/><draw:control draw:name="txtNumeroDocumento" draw:style-name="gr5" draw:text-style-name="P8" svg:width="14.292cm" svg:height="0.396cm" svg:x="0.409cm" svg:y="12.915cm" draw:control="control50"/><draw:control draw:name="txtNumeroDocumento" draw:style-name="gr5" draw:text-style-name="P8" svg:width="14.292cm" svg:height="0.396cm" svg:x="0.409cm" svg:y="13.351cm" draw:control="control51"/><draw:control draw:name="txtNumeroDocumento" draw:style-name="gr5" draw:text-style-name="P8" svg:width="14.292cm" svg:height="0.396cm" svg:x="0.409cm" svg:y="13.769cm" draw:control="control52"/><draw:control draw:name="txtNumeroDocumento" draw:style-name="gr5" draw:text-style-name="P8" svg:width="14.292cm" svg:height="0.396cm" svg:x="0.409cm" svg:y="14.187cm" draw:control="control53"/><draw:control draw:name="txtNumeroDocumento" draw:style-name="gr5" draw:text-style-name="P8" svg:width="14.292cm" svg:height="0.396cm" svg:x="0.409cm" svg:y="14.617cm" draw:control="control54"/><draw:control draw:style-name="gr5" draw:text-style-name="P14" svg:width="18.864cm" svg:height="0.401cm" svg:x="0.411cm" svg:y="15.82cm" draw:control="control55"/><draw:control draw:style-name="gr5" draw:text-style-name="P14" svg:width="18.864cm" svg:height="0.401cm" svg:x="0.411cm" svg:y="16.238cm" draw:control="control56"/><draw:control draw:style-name="gr5" draw:text-style-name="P8" svg:width="18.864cm" svg:height="0.401cm" svg:x="0.411cm" svg:y="17.431cm" draw:control="control57"/><draw:control draw:style-name="gr5" draw:text-style-name="P8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fo:font-weight="bold" style:font-size-asian="7pt" style:font-weight-asian="bold" style:font-size-complex="7pt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2.1$Windows_x86 LibreOffice_project/3be8cda0bddd8e430d8cda1ebfd581265cca5a0f</meta:generator>
    <meta:initial-creator>Misael Queiroz</meta:initial-creator>
    <meta:creation-date>2008-01-18T19:37:11</meta:creation-date>
    <dc:date>2014-12-20T10:50:30.352000000</dc:date>
    <meta:editing-cycles>112</meta:editing-cycles>
    <meta:editing-duration>PT8H36M21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